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47" style:num-suffix=".">
        <style:list-level-properties text:space-before="0.25in" text:min-label-width="0.25in"/>
      </text:list-level-style-number>
    </text:list-style>
    <text:list-style style:name="L46">
      <text:list-level-style-number text:level="1" text:style-name="Numbering_20_Symbols" style:num-format="1" text:start-value="49" style:num-suffix=".">
        <style:list-level-properties text:space-before="0.25in" text:min-label-width="0.25in"/>
      </text:list-level-style-number>
    </text:list-style>
    <text:list-style style:name="L47">
      <text:list-level-style-number text:level="1" text:style-name="Numbering_20_Symbols" style:num-format="1" text:start-value="51" style:num-suffix=".">
        <style:list-level-properties text:space-before="0.25in" text:min-label-width="0.25in"/>
      </text:list-level-style-number>
    </text:list-style>
    <text:list-style style:name="L48">
      <text:list-level-style-number text:level="1" text:style-name="Numbering_20_Symbols" style:num-format="1" text:start-value="52" style:num-suffix=".">
        <style:list-level-properties text:space-before="0.25in" text:min-label-width="0.25in"/>
      </text:list-level-style-number>
    </text:list-style>
    <text:list-style style:name="L49">
      <text:list-level-style-number text:level="1" text:style-name="Numbering_20_Symbols" style:num-format="1" text:start-value="53" style:num-suffix=".">
        <style:list-level-properties text:space-before="0.25in" text:min-label-width="0.25in"/>
      </text:list-level-style-number>
    </text:list-style>
    <text:list-style style:name="L50">
      <text:list-level-style-number text:level="1" text:style-name="Numbering_20_Symbols" style:num-format="1" text:start-value="55" style:num-suffix=".">
        <style:list-level-properties text:space-before="0.25in" text:min-label-width="0.25in"/>
      </text:list-level-style-number>
    </text:list-style>
    <text:list-style style:name="L51">
      <text:list-level-style-number text:level="1" text:style-name="Numbering_20_Symbols" style:num-format="1" text:start-value="57" style:num-suffix=".">
        <style:list-level-properties text:space-before="0.25in" text:min-label-width="0.25in"/>
      </text:list-level-style-number>
    </text:list-style>
    <text:list-style style:name="L52">
      <text:list-level-style-number text:level="1" text:style-name="Numbering_20_Symbols" style:num-format="1" text:start-value="64" style:num-suffix=".">
        <style:list-level-properties text:space-before="0.25in" text:min-label-width="0.25in"/>
      </text:list-level-style-number>
    </text:list-style>
    <text:list-style style:name="L53">
      <text:list-level-style-number text:level="1" text:style-name="Numbering_20_Symbols" style:num-format="1" text:start-value="65" style:num-suffix=".">
        <style:list-level-properties text:space-before="0.25in" text:min-label-width="0.25in"/>
      </text:list-level-style-number>
    </text:list-style>
    <text:list-style style:name="L54">
      <text:list-level-style-number text:level="1" text:style-name="Numbering_20_Symbols" style:num-format="1" text:start-value="67" style:num-suffix=".">
        <style:list-level-properties text:space-before="0.25in" text:min-label-width="0.25in"/>
      </text:list-level-style-number>
    </text:list-style>
    <text:list-style style:name="L55">
      <text:list-level-style-number text:level="1" text:style-name="Numbering_20_Symbols" style:num-format="1" text:start-value="70" style:num-suffix=".">
        <style:list-level-properties text:space-before="0.25in" text:min-label-width="0.25in"/>
      </text:list-level-style-number>
    </text:list-style>
    <text:list-style style:name="L56">
      <text:list-level-style-number text:level="1" text:style-name="Numbering_20_Symbols" style:num-format="1" text:start-value="71" style:num-suffix=".">
        <style:list-level-properties text:space-before="0.25in" text:min-label-width="0.25in"/>
      </text:list-level-style-number>
    </text:list-style>
    <text:list-style style:name="L57">
      <text:list-level-style-number text:level="1" text:style-name="Numbering_20_Symbols" style:num-format="1" text:start-value="78" style:num-suffix=".">
        <style:list-level-properties text:space-before="0.25in" text:min-label-width="0.25in"/>
      </text:list-level-style-number>
    </text:list-style>
    <text:list-style style:name="L58">
      <text:list-level-style-number text:level="1" text:style-name="Numbering_20_Symbols" style:num-format="1" text:start-value="79" style:num-suffix=".">
        <style:list-level-properties text:space-before="0.25in" text:min-label-width="0.25in"/>
      </text:list-level-style-number>
    </text:list-style>
    <text:list-style style:name="L59">
      <text:list-level-style-number text:level="1" text:style-name="Numbering_20_Symbols" style:num-format="1" text:start-value="83" style:num-suffix=".">
        <style:list-level-properties text:space-before="0.25in" text:min-label-width="0.25in"/>
      </text:list-level-style-number>
    </text:list-style>
    <text:list-style style:name="L60">
      <text:list-level-style-number text:level="1" text:style-name="Numbering_20_Symbols" style:num-format="1" text:start-value="99" style:num-suffix=".">
        <style:list-level-properties text:space-before="0.25in" text:min-label-width="0.25in"/>
      </text:list-level-style-number>
    </text:list-style>
    <text:list-style style:name="L61">
      <text:list-level-style-number text:level="1" text:style-name="Numbering_20_Symbols" style:num-format="1" text:start-value="103"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27">
      <style:paragraph-properties fo:margin-top="0in" fo:margin-bottom="0in"/>
    </style:style>
    <style:style style:name="P40" style:family="paragraph" style:parent-style-name="Text_20_body" style:list-style-name="L28">
      <style:paragraph-properties fo:margin-top="0in" fo:margin-bottom="0in"/>
    </style:style>
    <style:style style:name="P41" style:family="paragraph" style:parent-style-name="Text_20_body" style:list-style-name="L29">
      <style:paragraph-properties fo:margin-top="0in" fo:margin-bottom="0in"/>
    </style:style>
    <style:style style:name="P42" style:family="paragraph" style:parent-style-name="Text_20_body" style:list-style-name="L30">
      <style:paragraph-properties fo:margin-top="0in" fo:margin-bottom="0in"/>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paragraph-properties fo:margin-top="0in" fo:margin-bottom="0in"/>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paragraph-properties fo:margin-top="0in" fo:margin-bottom="0in"/>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style>
    <style:style style:name="P62" style:family="paragraph" style:parent-style-name="Text_20_body" style:list-style-name="L50">
    </style:style>
    <style:style style:name="P63" style:family="paragraph" style:parent-style-name="Text_20_body" style:list-style-name="L51">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57">
      <style:paragraph-properties fo:margin-top="0in" fo:margin-bottom="0in"/>
    </style:style>
    <style:style style:name="P72" style:family="paragraph" style:parent-style-name="Text_20_body" style:list-style-name="L58">
      <style:paragraph-properties fo:margin-top="0in" fo:margin-bottom="0in"/>
    </style:style>
    <style:style style:name="P73" style:family="paragraph" style:parent-style-name="Text_20_body" style:list-style-name="L59">
    </style:style>
    <style:style style:name="P74" style:family="paragraph" style:parent-style-name="Text_20_body" style:list-style-name="L60">
      <style:paragraph-properties fo:margin-top="0in" fo:margin-bottom="0in"/>
    </style:style>
    <style:style style:name="P75" style:family="paragraph" style:parent-style-name="Text_20_body" style:list-style-name="L6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3" text:outline-level="3">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3" text:outline-level="3">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3" text:outline-level="3">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3" text:outline-level="3">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3" text:outline-level="3">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3" text:outline-level="3">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p text:style-name="First_20_paragraph">###. Let us be more specific. Please tell me how many years did you study at the following institutions? Did you complete the education by receiving a diploma or a degree?</text:p>
      <text:list text:style-name="L6">
        <text:list-item>
          <text:p text:style-name="P6">Institution Studied at:</text:p>
        </text:list-item>
        <text:list-item>
          <text:p text:style-name="P6">Never studied at:<text:line-break/></text:p>
        </text:list-item>
        <text:list-item>
          <text:p text:style-name="P6">Duration of study in years:</text:p>
        </text:list-item>
      </text:list>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3" text:outline-level="3">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p text:style-name="First_20_paragraph">###. What is your educational level?</text:p>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3" text:outline-level="3">Are you employed at present?</text:h>
      <text:list text:style-name="L10">
        <text:list-item>
          <text:p text:style-name="P10">Yes [go to question 13]</text:p>
        </text:list-item>
        <text:list-item>
          <text:p text:style-name="P10">No [go to question 12]</text:p>
        </text:list-item>
      </text:list>
      <text:h text:style-name="Heading_20_3" text:outline-level="3">Why are you not employed now?</text:h>
      <text:p text:style-name="First_20_paragraph">Retired because of age, or work duration | 1 [go to question 46] |<text:line-break/>Retired because of invalid status | 2 [go to question 46] |<text:line-break/>Maternity leave | 3 [go to question 46] |<text:line-break/>Long leave without salary payments | 4 [go to question 46] |<text:line-break/>Unemployed | 5 [go to question 46] |<text:line-break/>Housewife | 6 [go to question 46] |<text:line-break/>Student | 7 [go to question 46] |<text:line-break/>Other reason | 9 [go to question 46] |</text:p>
      <text:h text:style-name="Heading_20_3" text:outline-level="3">What is your way of employment? Do you work in an organization or are you self-employed?</text:h>
      <text:list text:style-name="L11">
        <text:list-item>
          <text:p text:style-name="P11">Work in an organization</text:p>
        </text:list-item>
        <text:list-item>
          <text:p text:style-name="P11">Self-employed</text:p>
        </text:list-item>
      </text:list>
      <text:h text:style-name="Heading_20_3" text:outline-level="3">What is your main occupation at present? Characterize in a most detailed form your specialty and work position.</text:h>
      <text:h text:style-name="Heading_20_3" text:outline-level="3">Have you gotten any retraining?</text:h>
      <text:h text:style-name="Heading_20_3" text:outline-level="3">14. What is your branch of economy?</text:h>
      <text:list text:style-name="L12">
        <text:list-item>
          <text:p text:style-name="P12">Extraction industry , for instance coal mining or oil extraction</text:p>
        </text:list-item>
        <text:list-item>
          <text:p text:style-name="P12">Processing industry, for instance machine building</text:p>
        </text:list-item>
        <text:list-item>
          <text:p text:style-name="P12">Power production, for instance power station</text:p>
        </text:list-item>
        <text:list-item>
          <text:p text:style-name="P12">Transportation for instance railway or air carrier</text:p>
        </text:list-item>
        <text:list-item>
          <text:p text:style-name="P12">Communication, for instance post office, or telephone station</text:p>
        </text:list-item>
        <text:list-item>
          <text:p text:style-name="P12">Construction</text:p>
        </text:list-item>
        <text:list-item>
          <text:p text:style-name="P12">Agriculture, for instance a kolhoz or an agricultural cooperative 8.Forestry, for instance forest industrial enterprise</text:p>
        </text:list-item>
        <text:list-item>
          <text:p text:style-name="P12">Finances, credit or insurance, for instance banking</text:p>
        </text:list-item>
        <text:list-item>
          <text:p text:style-name="P12">Trade including wholesale or retail</text:p>
        </text:list-item>
        <text:list-item>
          <text:p text:style-name="P12">Services, for instance laundery, repairs</text:p>
        </text:list-item>
        <text:list-item>
          <text:p text:style-name="P12">Communal services, for instance lLocal service office</text:p>
        </text:list-item>
        <text:list-item>
          <text:p text:style-name="P12">Education, for instance a school or an institute</text:p>
        </text:list-item>
        <text:list-item>
          <text:p text:style-name="P12">Health care, for instance a clinic or a hospital</text:p>
        </text:list-item>
        <text:list-item>
          <text:p text:style-name="P12">Science or scientific logistics, for instance a scientific institute</text:p>
        </text:list-item>
        <text:list-item>
          <text:p text:style-name="P12">Culture or leisure provision, for instance a library or a movie house</text:p>
        </text:list-item>
        <text:list-item>
          <text:p text:style-name="P12">Mass media, for instance a newspapaer or a radio</text:p>
        </text:list-item>
        <text:list-item>
          <text:p text:style-name="P12">IT communications and it industry 19, State or municipal offices</text:p>
        </text:list-item>
        <text:list-item>
          <text:p text:style-name="P12">State on the regional level and state. What kind of public sector organization we are working on.</text:p>
        </text:list-item>
        <text:list-item>
          <text:p text:style-name="P12">Public organization, for instance trade unions</text:p>
        </text:list-item>
        <text:list-item>
          <text:p text:style-name="P12">Army or</text:p>
        </text:list-item>
        <text:list-item>
          <text:p text:style-name="P12">law enforcement</text:p>
        </text:list-item>
        <text:list-item>
          <text:p text:style-name="P12">judicial system.</text:p>
        </text:list-item>
        <text:list-item>
          <text:p text:style-name="P12">other</text:p>
        </text:list-item>
      </text:list>
      <text:h text:style-name="Heading_20_3" text:outline-level="3">What is the occupation of your spouse? Characterize her main job in as many details as possible Not necessary??</text:h>
      <text:list text:style-name="L13">
        <text:list-item>
          <text:p text:style-name="Horizontal_20_Line"/>
        </text:list-item>
      </text:list>
      <text:h text:style-name="Heading_20_3" text:outline-level="3">What is his or her occupation’s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3" text:outline-level="3">How did you get this job?</text:h>
      <text:list text:style-name="L15">
        <text:list-item>
          <text:p text:style-name="P15">Appointed by the higher-ups</text:p>
        </text:list-item>
        <text:list-item>
          <text:p text:style-name="P15">Found through an employment agency</text:p>
        </text:list-item>
        <text:list-item>
          <text:p text:style-name="P15">Offered services to various organizations</text:p>
        </text:list-item>
        <text:list-item>
          <text:p text:style-name="P15">Relatives or friends helped me</text:p>
        </text:list-item>
        <text:list-item>
          <text:p text:style-name="P15">Employer found me</text:p>
        </text:list-item>
        <text:list-item>
          <text:p text:style-name="P15">Responded to an ad in a newspaper or a magazine</text:p>
        </text:list-item>
        <text:list-item>
          <text:p text:style-name="P15">Created the job myself</text:p>
        </text:list-item>
        <text:list-item>
          <text:p text:style-name="P15">Other way, which one? Please, describe - __________________ - __________________</text:p>
        </text:list-item>
      </text:list>
      <text:h text:style-name="Heading_20_3" text:outline-level="3">What is you employment status? You are permanently employed, working on a contract, or temporarily on the basis of an oral agreement?</text:h>
      <text:list text:style-name="L16">
        <text:list-item>
          <text:p text:style-name="P16">Permanently employed</text:p>
        </text:list-item>
        <text:list-item>
          <text:p text:style-name="P16">Working on a contract</text:p>
        </text:list-item>
        <text:list-item>
          <text:p text:style-name="P16">Oral agreement</text:p>
        </text:list-item>
        <text:list-item>
          <text:p text:style-name="P16">One time job</text:p>
        </text:list-item>
        <text:list-item>
          <text:p text:style-name="P16">not relevant</text:p>
        </text:list-item>
        <text:list-item>
          <text:p text:style-name="P16">Hard to say</text:p>
        </text:list-item>
      </text:list>
      <text:h text:style-name="Heading_20_3" text:outline-level="3">Now a few words about the organizations where you are currently working. What kind of organization is it? A state, public, private-individual or joint stock company?</text:h>
      <text:list text:style-name="L17">
        <text:list-item>
          <text:p text:style-name="P17">State</text:p>
        </text:list-item>
        <text:list-item>
          <text:p text:style-name="P17">Private</text:p>
        </text:list-item>
        <text:list-item>
          <text:p text:style-name="P17">Foreign company</text:p>
        </text:list-item>
        <text:list-item>
          <text:p text:style-name="P17">other</text:p>
        </text:list-item>
        <text:list-item>
          <text:p text:style-name="P17">not relevant</text:p>
        </text:list-item>
        <text:list-item>
          <text:p text:style-name="P17">Hard to say</text:p>
        </text:list-item>
      </text:list>
      <text:h text:style-name="Heading_20_3" text:outline-level="3">How many people does it employ including those who work all of its affiliations? If you cannot say exactly, just make a guess.</text:h>
      <text:list text:style-name="L18">
        <text:list-item>
          <text:p text:style-name="P18">employees</text:p>
        </text:list-item>
        <text:list-item>
          <text:p text:style-name="P18">hard to say 00000</text:p>
        </text:list-item>
      </text:list>
      <text:h text:style-name="Heading_20_1" text:outline-level="1">Self-employment</text:h>
      <text:h text:style-name="Heading_20_3" text:outline-level="3">Why are you self-employed?</text:h>
      <text:list text:style-name="L19">
        <text:list-item>
          <text:p text:style-name="P19">Personal independence</text:p>
        </text:list-item>
        <text:list-item>
          <text:p text:style-name="P19">Freedom to choose time and place for work</text:p>
        </text:list-item>
        <text:list-item>
          <text:p text:style-name="P19">Chance to use my skills and abilities</text:p>
        </text:list-item>
        <text:list-item>
          <text:p text:style-name="P19">Better incomes</text:p>
        </text:list-item>
        <text:list-item>
          <text:p text:style-name="P19">Lack of alternative employment</text:p>
        </text:list-item>
        <text:list-item>
          <text:p text:style-name="P19">Good prospects for business</text:p>
        </text:list-item>
      </text:list>
      <text:h text:style-name="Heading_20_3" text:outline-level="3">How many persons work in Your enterprise, in addition to You?</text:h>
      <text:list text:style-name="L20">
        <text:list-item>
          <text:p text:style-name="Horizontal_20_Line"/>
        </text:list-item>
      </text:list>
      <text:h text:style-name="Heading_20_3" text:outline-level="3">Do you have a second job? –Is this relevant when there is no continuation as to industry of the job or other features?.</text:h>
      <text:list text:style-name="L21">
        <text:list-item>
          <text:p text:style-name="P21">Yes</text:p>
        </text:list-item>
        <text:list-item>
          <text:p text:style-name="P21">No</text:p>
        </text:list-item>
      </text:list>
      <text:h text:style-name="Heading_20_3" text:outline-level="3">Occupation’s branch of economy of your second job?</text:h>
      <text:list text:style-name="L22">
        <text:list-item>
          <text:p text:style-name="P22">Extraction industry , for instance coal mining or oil extraction</text:p>
        </text:list-item>
        <text:list-item>
          <text:p text:style-name="P22">Processing industry, for instance machine building</text:p>
        </text:list-item>
        <text:list-item>
          <text:p text:style-name="P22">Power production, for instance power station</text:p>
        </text:list-item>
        <text:list-item>
          <text:p text:style-name="P22">Transportation for instance railway or air carrier</text:p>
        </text:list-item>
        <text:list-item>
          <text:p text:style-name="P22">Communication, for instance post office, or telephone station</text:p>
        </text:list-item>
        <text:list-item>
          <text:p text:style-name="P22">Construction</text:p>
        </text:list-item>
        <text:list-item>
          <text:p text:style-name="P22">Agriculture, for instance a kolhoz or an agricultural cooperative 8.Forestry, for instance forest industrial enterprise</text:p>
        </text:list-item>
        <text:list-item>
          <text:p text:style-name="P22">Finances, credit or insurance, for instance banking</text:p>
        </text:list-item>
        <text:list-item>
          <text:p text:style-name="P22">Trade including wholesale or retail</text:p>
        </text:list-item>
        <text:list-item>
          <text:p text:style-name="P22">Services, for instance laundery, repairs</text:p>
        </text:list-item>
        <text:list-item>
          <text:p text:style-name="P22">Communal services, for instance lLocal service office</text:p>
        </text:list-item>
        <text:list-item>
          <text:p text:style-name="P22">Education, for instance a school or an institute</text:p>
        </text:list-item>
        <text:list-item>
          <text:p text:style-name="P22">Health care, for instance a clinic or a hospital</text:p>
        </text:list-item>
        <text:list-item>
          <text:p text:style-name="P22">Science or scientific logistics, for instance a scientific institute</text:p>
        </text:list-item>
        <text:list-item>
          <text:p text:style-name="P22">Culture or leisure provision, for instance a library or a movie house</text:p>
        </text:list-item>
        <text:list-item>
          <text:p text:style-name="P22">Mass media, for instance a newspapaer or a radio</text:p>
        </text:list-item>
        <text:list-item>
          <text:p text:style-name="P22">IT communications and it industry 19, State or municipal offices</text:p>
        </text:list-item>
        <text:list-item>
          <text:p text:style-name="P22">State on the regional level and state. What kind of public sector organization we are working on.</text:p>
        </text:list-item>
        <text:list-item>
          <text:p text:style-name="P22">Public organization, for instance trade unions</text:p>
        </text:list-item>
        <text:list-item>
          <text:p text:style-name="P22">Army or</text:p>
        </text:list-item>
        <text:list-item>
          <text:p text:style-name="P22">law enforcement</text:p>
        </text:list-item>
        <text:list-item>
          <text:p text:style-name="P22">judicial system.</text:p>
        </text:list-item>
        <text:list-item>
          <text:p text:style-name="P22">other</text:p>
        </text:list-item>
      </text:list>
      <text:h text:style-name="Heading_20_1" text:outline-level="1">Work autonomy</text:h>
      <text:h text:style-name="Heading_20_3" text:outline-level="3">Does your job allow you to independently decide what to do and how, implement your idea?</text:h>
      <text:list text:style-name="L23">
        <text:list-item>
          <text:p text:style-name="P23">Yes</text:p>
        </text:list-item>
        <text:list-item>
          <text:p text:style-name="P23">No</text:p>
        </text:list-item>
        <text:list-item>
          <text:p text:style-name="P23">hard to say 9</text:p>
        </text:list-item>
      </text:list>
      <text:h text:style-name="Heading_20_3" text:outline-level="3">To what extent can you determine the nature of the product or a service that you produce?</text:h>
      <text:list text:style-name="L24">
        <text:list-item>
          <text:p text:style-name="P24">To a great extent 3</text:p>
        </text:list-item>
        <text:list-item>
          <text:p text:style-name="P24">Partially yes, partially no 2</text:p>
        </text:list-item>
        <text:list-item>
          <text:p text:style-name="P24">To a small extent 1</text:p>
        </text:list-item>
        <text:list-item>
          <text:p text:style-name="P24">hard to say 9</text:p>
        </text:list-item>
      </text:list>
      <text:h text:style-name="Heading_20_3" text:outline-level="3">How many hours do you work weekly on the major job?</text:h>
      <text:list text:style-name="L25">
        <text:list-item>
          <text:p text:style-name="P25">____ hours</text:p>
        </text:list-item>
      </text:list>
      <text:h text:style-name="Heading_20_3" text:outline-level="3">To what extent can you determine the pace and time of your work?</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While doing your job, do you often get physically tired?</text:h>
      <text:p text:style-name="P27">Almost always <text:s text:c="3"/>5</text:p>
      <text:p text:style-name="P28">Often <text:s text:c="4"/>4</text:p>
      <text:p text:style-name="P29">Sometimes <text:s text:c="3"/>3</text:p>
      <text:p text:style-name="P30">Seldom <text:s text:c="3"/>2</text:p>
      <text:p text:style-name="P31">Never <text:s text:c="3"/>1</text:p>
      <text:p text:style-name="P32">Hard to say <text:s text:c="3"/>9 </text:p>
      <text:h text:style-name="Heading_20_3" text:outline-level="3">In your job, how often do you get mentally tired?</text:h>
      <text:p text:style-name="P33">Almost always <text:s text:c="3"/>5</text:p>
      <text:p text:style-name="P34">Often <text:s text:c="4"/>4</text:p>
      <text:p text:style-name="P35">Sometimes <text:s text:c="3"/>3</text:p>
      <text:p text:style-name="P36">Seldom <text:s text:c="3"/>2</text:p>
      <text:p text:style-name="P37">Never <text:s text:c="3"/>1</text:p>
      <text:p text:style-name="P38">Hard to say <text:s text:c="3"/>9 </text:p>
      <text:h text:style-name="Heading_20_3" text:outline-level="3">Who mainly takes the following decisions at your workplace? You, your higher-up, you and your higher-up together?</text:h>
      <text:p text:style-name="First_20_paragraph">My higher-up Together Hard to say 1. When to come to work 1 2 3 9 2. When to leave work 1 2 3 9 3. When to take a one day paid leave 1 2 3 9 4. Which tasks to fulfill 1 2 3 9 5. When to slow the pace of work 1 2 3 9 6. When to take a summer leave 1 2 3 9</text:p>
      <text:h text:style-name="Heading_20_1" text:outline-level="1">Decision-making</text:h>
      <text:h text:style-name="Heading_20_3" text:outline-level="3">To which of the following categories do you belong?</text:h>
      <text:list text:style-name="L27">
        <text:list-item>
          <text:p text:style-name="P39">Manager of other managers [go to question 35]</text:p>
        </text:list-item>
        <text:list-item>
          <text:p text:style-name="P39">Manager of ordinary workers [go to question 35]</text:p>
        </text:list-item>
        <text:list-item>
          <text:p text:style-name="P39">Ordinary worker [go to question 36]</text:p>
        </text:list-item>
        <text:list-item>
          <text:p text:style-name="P39">Not applicable [go to question 36]</text:p>
        </text:list-item>
      </text:list>
      <text:h text:style-name="Heading_20_3" text:outline-level="3">How many employees report to you directly? These are employees whose task is to fulfill your orders? I don’t find this as relevant or if we keep it, it should be closed (classified) question.</text:h>
      <text:list text:style-name="L28">
        <text:list-item>
          <text:p text:style-name="P40">___ persons</text:p>
        </text:list-item>
      </text:list>
      <text:h text:style-name="Heading_20_3" text:outline-level="3">Imagine a managerial ladder of six rungs? The highest rung is occupied by director of the enterprise; the lowest is occupied by an ordinary worker?</text:h>
      <text:list text:style-name="L29">
        <text:list-item>
          <text:p text:style-name="P41">Director</text:p>
        </text:list-item>
        <text:list-item>
          <text:p text:style-name="P41">Lower than director, but higher than shop or department head</text:p>
        </text:list-item>
        <text:list-item>
          <text:p text:style-name="P41">Shop or a big department head</text:p>
        </text:list-item>
        <text:list-item>
          <text:p text:style-name="P41">Lower than the shop or department head, but higher than a supervisor</text:p>
        </text:list-item>
        <text:list-item>
          <text:p text:style-name="P41">Lowest level of supervision</text:p>
        </text:list-item>
        <text:list-item>
          <text:p text:style-name="P41">Ordinary worker</text:p>
        </text:list-item>
        <text:list-item>
          <text:p text:style-name="P41">Not applicable</text:p>
        </text:list-item>
        <text:list-item>
          <text:p text:style-name="P41">Hard to say</text:p>
        </text:list-item>
      </text:list>
      <text:h text:style-name="Heading_20_3" text:outline-level="3">Is it part of your main job responsibilities to allocate work tasks to other people?</text:h>
      <text:list text:style-name="L30">
        <text:list-item>
          <text:p text:style-name="P42">Yes</text:p>
        </text:list-item>
        <text:list-item>
          <text:p text:style-name="P42">No</text:p>
        </text:list-item>
      </text:list>
      <text:h text:style-name="Heading_20_3" text:outline-level="3">Which of the following tasks are parts of your main job obligations?</text:h>
      <text:list text:style-name="L31">
        <text:list-item>
          <text:p text:style-name="P43">Yes</text:p>
        </text:list-item>
        <text:list-item>
          <text:p text:style-name="P43">No</text:p>
        </text:list-item>
        <text:list-item>
          <text:p text:style-name="P43">Determining work tasks for other people 1 2 2.Choice of materials or tools for other people 1 2 3.Determining pace of work for other people 1 2</text:p>
        </text:list-item>
        <text:list-item>
          <text:p text:style-name="P43">Determining work time duration 1 2 5.Determining volume of work for others 1 2</text:p>
        </text:list-item>
        <text:list-item>
          <text:p text:style-name="P43">Evaluating work performance</text:p>
        </text:list-item>
      </text:list>
      <text:h text:style-name="Heading_20_3" text:outline-level="3">Can you influence the following decisions taken at your workplace?</text:h>
      <text:list text:style-name="L32">
        <text:list-item>
          <text:p text:style-name="P44">Yes</text:p>
        </text:list-item>
        <text:list-item>
          <text:p text:style-name="P44">No</text:p>
        </text:list-item>
        <text:list-item>
          <text:p text:style-name="P44">Salary increase or job promotion 1 2</text:p>
        </text:list-item>
        <text:list-item>
          <text:p text:style-name="P44">Blocking salary increase or job promotion 1 2 3.Dismissal of other employees 1 2 4.Reprimanding other employees 1 2 5.Other kind of punishment or bonuses 1 2</text:p>
        </text:list-item>
        <text:list-item>
          <text:p text:style-name="P44">Evaluating work performance</text:p>
        </text:list-item>
      </text:list>
      <text:h text:style-name="Heading_20_3" text:outline-level="3">To what extent do participate in deciding the following matters related to other employees of your department or enterprise? Participate directly, participate in discussion, do not participate.</text:h>
      <text:p text:style-name="First_20_paragraph">Directly In discussion Do not participate Not applicable</text:p>
      <text:p text:style-name="Text_20_body">1.Hiring employees 3 2 1 9 2.Dismissal of employees 3 2 1 9 3.Determining work tasks 3 2 1 9 4.Choice of material for work 3 2 1 9 6. Evaluating work performance 5.Determining the workload 3 2 1 9 6.Distribution of enterprise budget 3 2 1 9 7.Determining salaries 3 2 1 9 8.Imposing sanctions 3 2 1 9 9. Purchase of equipment 3 2 1 9 10.Change of assortment of goods or services produced by your enterprise 3 2 1 9 11.Decision to get a loan 3 2 1 9 12.Choice of partners 3 2 1 9</text:p>
      <text:h text:style-name="Heading_20_3" text:outline-level="3">Have you been unemployed since 2008?</text:h>
      <text:list text:style-name="L33">
        <text:list-item>
          <text:p text:style-name="P45">Yes</text:p>
        </text:list-item>
        <text:list-item>
          <text:p text:style-name="P45">No</text:p>
        </text:list-item>
      </text:list>
      <text:h text:style-name="Heading_20_3" text:outline-level="3">Have you been dismissed from a job since 2008?</text:h>
      <text:list text:style-name="L34">
        <text:list-item>
          <text:p text:style-name="P46">Yes</text:p>
        </text:list-item>
        <text:list-item>
          <text:p text:style-name="P46">No</text:p>
        </text:list-item>
      </text:list>
      <text:p text:style-name="First_20_paragraph"><text:span text:style-name="T93">[interviewer!</text:span><text:span text:style-name="T94"> </text:span><text:span text:style-name="T95">the</text:span><text:span text:style-name="T96"> </text:span><text:span text:style-name="T97">next</text:span><text:span text:style-name="T98"> </text:span><text:span text:style-name="T99">question</text:span><text:span text:style-name="T100"> </text:span><text:span text:style-name="T101">targets</text:span><text:span text:style-name="T102"> </text:span><text:span text:style-name="T103">only</text:span><text:span text:style-name="T104"> </text:span><text:span text:style-name="T105">those</text:span><text:span text:style-name="T106"> </text:span><text:span text:style-name="T107">who</text:span><text:span text:style-name="T108"> </text:span><text:span text:style-name="T109">answered</text:span><text:span text:style-name="T110"> </text:span><text:span text:style-name="T111">“Yes”</text:span><text:span text:style-name="T112"> </text:span><text:span text:style-name="T113">to</text:span><text:span text:style-name="T114"> </text:span><text:span text:style-name="T115">one</text:span><text:span text:style-name="T116"> </text:span><text:span text:style-name="T117">of</text:span><text:span text:style-name="T118"> </text:span><text:span text:style-name="T119">the</text:span><text:span text:style-name="T120"> </text:span><text:span text:style-name="T121">previous</text:span><text:span text:style-name="T122"> </text:span><text:span text:style-name="T123">three</text:span><text:span text:style-name="T124"> </text:span><text:span text:style-name="T125">questions.</text:span><text:span text:style-name="T126"> </text:span><text:span text:style-name="T127">The</text:span><text:span text:style-name="T128"> </text:span><text:span text:style-name="T129">rest</text:span><text:span text:style-name="T130"> </text:span><text:span text:style-name="T131">go</text:span><text:span text:style-name="T132"> </text:span><text:span text:style-name="T133">to</text:span><text:span text:style-name="T134"> </text:span><text:span text:style-name="T135">question</text:span><text:span text:style-name="T136"> </text:span><text:span text:style-name="T137">45]</text:span></text:p>
      <text:h text:style-name="Heading_20_3" text:outline-level="3">How did you manage to survive in these difficult circumstances? How did you provide for yourself and your family?</text:h>
      <text:list text:style-name="L35">
        <text:list-item>
          <text:p text:style-name="P47">I got a compensation or financial assistance form the employer 1 2 2 .Took up petty trade 1 2</text:p>
        </text:list-item>
        <text:list-item>
          <text:p text:style-name="P47">Got assistance from the state or local authorities 1 2</text:p>
        </text:list-item>
        <text:list-item>
          <text:p text:style-name="P47">Did occasional jobs 1 2</text:p>
        </text:list-item>
        <text:list-item>
          <text:p text:style-name="P47">Made some goods for sale 1 2</text:p>
        </text:list-item>
        <text:list-item>
          <text:p text:style-name="P47">Lived off my savings 1 2</text:p>
        </text:list-item>
        <text:list-item>
          <text:p text:style-name="P47">Got material assistance from my friends or relatives 1 2</text:p>
        </text:list-item>
        <text:list-item>
          <text:p text:style-name="P47">Lived off my land plot 1 2</text:p>
        </text:list-item>
        <text:list-item>
          <text:p text:style-name="P47">Other 1 2</text:p>
        </text:list-item>
      </text:list>
      <text:h text:style-name="Heading_20_3" text:outline-level="3">Is there a trade-union organization at your enterprise?</text:h>
      <text:list text:style-name="L36">
        <text:list-item>
          <text:p text:style-name="P48">Yes</text:p>
        </text:list-item>
        <text:list-item>
          <text:p text:style-name="P48">No</text:p>
        </text:list-item>
      </text:list>
      <text:h text:style-name="Heading_20_3" text:outline-level="3">Are you a member of a trade union?</text:h>
      <text:list text:style-name="L37">
        <text:list-item>
          <text:p text:style-name="P49">Yes</text:p>
        </text:list-item>
        <text:list-item>
          <text:p text:style-name="P49">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8">
        <text:list-item>
          <text:p text:style-name="P50">Trade-unions are important for the defending the interests of the employees</text:p>
        </text:list-item>
        <text:list-item>
          <text:p text:style-name="P50">Trade-unions are important if they work as partners with the employers</text:p>
        </text:list-item>
        <text:list-item>
          <text:p text:style-name="P50">Trade-unions should influence only to issues of work-conditions, but not wages</text:p>
        </text:list-item>
        <text:list-item>
          <text:p text:style-name="P50">Trade-unions are just tools in the hands of the management</text:p>
        </text:list-item>
        <text:list-item>
          <text:p text:style-name="P50">Trade-unions are not necessary in the modern world</text:p>
        </text:list-item>
        <text:list-item>
          <text:p text:style-name="P50">Trade-unions, though necessary, should not impede or slow the development of the enterprise</text:p>
        </text:list-item>
      </text:list>
      <text:h text:style-name="Heading_20_1" text:outline-level="1">Family and leisure</text:h>
      <text:h text:style-name="Heading_20_3" text:outline-level="3">What is your family status?</text:h>
      <text:list text:style-name="L39">
        <text:list-item>
          <text:p text:style-name="P51">Single</text:p>
        </text:list-item>
        <text:list-item>
          <text:p text:style-name="P51">Married</text:p>
        </text:list-item>
        <text:list-item>
          <text:p text:style-name="P51">Married by live separately</text:p>
        </text:list-item>
        <text:list-item>
          <text:p text:style-name="P51">Lived in an unregistered union</text:p>
        </text:list-item>
        <text:list-item>
          <text:p text:style-name="P51">Divorced</text:p>
        </text:list-item>
        <text:list-item>
          <text:p text:style-name="P51">Widowed</text:p>
        </text:list-item>
        <text:list-item>
          <text:p text:style-name="P51">Do not want to answer</text:p>
        </text:list-item>
        <text:list-item>
          <text:p text:style-name="P51">Other (What it might be??)</text:p>
        </text:list-item>
      </text:list>
      <text:h text:style-name="Heading_20_3" text:outline-level="3">Do you have children?</text:h>
      <text:list text:style-name="L40">
        <text:list-item>
          <text:p text:style-name="P52">Yes [go to question 48]</text:p>
        </text:list-item>
        <text:list-item>
          <text:p text:style-name="P52">No [go to question 49]</text:p>
        </text:list-item>
      </text:list>
      <text:h text:style-name="Heading_20_3" text:outline-level="3">How many children do you have?</text:h>
      <text:list text:style-name="L41">
        <text:list-item>
          <text:p text:style-name="P53">One</text:p>
        </text:list-item>
        <text:list-item>
          <text:p text:style-name="P53">Two</text:p>
        </text:list-item>
        <text:list-item>
          <text:p text:style-name="P53">Three</text:p>
        </text:list-item>
        <text:list-item>
          <text:p text:style-name="P53">Four</text:p>
        </text:list-item>
        <text:list-item>
          <text:p text:style-name="P53">More than four</text:p>
        </text:list-item>
      </text:list>
      <text:h text:style-name="Heading_20_3" text:outline-level="3">How many children do you have under age 18?</text:h>
      <text:list text:style-name="L42">
        <text:list-item>
          <text:p text:style-name="P54">One</text:p>
        </text:list-item>
        <text:list-item>
          <text:p text:style-name="P54">Two</text:p>
        </text:list-item>
        <text:list-item>
          <text:p text:style-name="P54">Three</text:p>
        </text:list-item>
        <text:list-item>
          <text:p text:style-name="P54">Four</text:p>
        </text:list-item>
        <text:list-item>
          <text:p text:style-name="P54">More than four</text:p>
        </text:list-item>
      </text:list>
      <text:h text:style-name="Heading_20_3" text:outline-level="3">How many members of your family lives under the same roof with you?</text:h>
      <text:list text:style-name="L43">
        <text:list-item>
          <text:p text:style-name="P55">___ persons</text:p>
        </text:list-item>
      </text:list>
      <text:h text:style-name="Heading_20_3" text:outline-level="3">How often do you spend time on the following pastimes? Do it every day, every week, every month, three to six times a year, less frequently, never.</text:h>
      <text:list text:style-name="L44">
        <text:list-item>
          <text:p text:style-name="P56">Going to a concert or theater</text:p>
        </text:list-item>
        <text:list-item>
          <text:p text:style-name="P56">Going to libraries</text:p>
        </text:list-item>
        <text:list-item>
          <text:p text:style-name="P56">Going to a restaurants, café, bar, pub</text:p>
        </text:list-item>
        <text:list-item>
          <text:p text:style-name="P56">Visiting friends, receiving guests</text:p>
        </text:list-item>
        <text:list-item>
          <text:p text:style-name="P56">Going to the cinema</text:p>
        </text:list-item>
        <text:list-item>
          <text:p text:style-name="P56">Taking up sports, training</text:p>
        </text:list-item>
        <text:list-item>
          <text:p text:style-name="P56">Drinking in the company of friends</text:p>
        </text:list-item>
        <text:list-item>
          <text:p text:style-name="P56">Spending time in outdoors</text:p>
        </text:list-item>
        <text:list-item>
          <text:p text:style-name="P56">spending time at social media</text:p>
        </text:list-item>
        <text:list-item>
          <text:p text:style-name="P56">playing computer games</text:p>
        </text:list-item>
      </text:list>
      <text:h text:style-name="Heading_20_1" text:outline-level="1">Well-being</text:h>
      <text:p text:style-name="First_20_paragraph"><text:span text:style-name="T138">We</text:span><text:span text:style-name="T139"> </text:span><text:span text:style-name="T140">understand</text:span><text:span text:style-name="T141"> </text:span><text:span text:style-name="T142">that</text:span><text:span text:style-name="T143"> </text:span><text:span text:style-name="T144">there</text:span><text:span text:style-name="T145"> </text:span><text:span text:style-name="T146">are</text:span><text:span text:style-name="T147"> </text:span><text:span text:style-name="T148">many</text:span><text:span text:style-name="T149"> </text:span><text:span text:style-name="T150">reasons</text:span><text:span text:style-name="T151"> </text:span><text:span text:style-name="T152">why</text:span><text:span text:style-name="T153"> </text:span><text:span text:style-name="T154">people</text:span><text:span text:style-name="T155"> </text:span><text:span text:style-name="T156">are</text:span><text:span text:style-name="T157"> </text:span><text:span text:style-name="T158">not</text:span><text:span text:style-name="T159"> </text:span><text:span text:style-name="T160">inclined</text:span><text:span text:style-name="T161"> </text:span><text:span text:style-name="T162">to</text:span><text:span text:style-name="T163"> </text:span><text:span text:style-name="T164">discuss</text:span><text:span text:style-name="T165"> </text:span><text:span text:style-name="T166">their</text:span><text:span text:style-name="T167"> </text:span><text:span text:style-name="T168">income</text:span><text:span text:style-name="T169"> </text:span><text:span text:style-name="T170">or</text:span><text:span text:style-name="T171"> </text:span><text:span text:style-name="T172">expenses.</text:span><text:span text:style-name="T173"> </text:span><text:span text:style-name="T174">On</text:span><text:span text:style-name="T175"> </text:span><text:span text:style-name="T176">the</text:span><text:span text:style-name="T177"> </text:span><text:span text:style-name="T178">other</text:span><text:span text:style-name="T179"> </text:span><text:span text:style-name="T180">hand,</text:span><text:span text:style-name="T181"> </text:span><text:span text:style-name="T182">as</text:span><text:span text:style-name="T183"> </text:span><text:span text:style-name="T184">you</text:span><text:span text:style-name="T185"> </text:span><text:span text:style-name="T186">realize,</text:span><text:span text:style-name="T187"> </text:span><text:span text:style-name="T188">we</text:span><text:span text:style-name="T189"> </text:span><text:span text:style-name="T190">cannot</text:span><text:span text:style-name="T191"> </text:span><text:span text:style-name="T192">bypass</text:span><text:span text:style-name="T193"> </text:span><text:span text:style-name="T194">this</text:span><text:span text:style-name="T195"> </text:span><text:span text:style-name="T196">issue.</text:span><text:span text:style-name="T197"> </text:span><text:span text:style-name="T198">It</text:span><text:span text:style-name="T199"> </text:span><text:span text:style-name="T200">is</text:span><text:span text:style-name="T201"> </text:span><text:span text:style-name="T202">too</text:span><text:span text:style-name="T203"> </text:span><text:span text:style-name="T204">important</text:span><text:span text:style-name="T205"> </text:span><text:span text:style-name="T206">for</text:span><text:span text:style-name="T207"> </text:span><text:span text:style-name="T208">our</text:span><text:span text:style-name="T209"> </text:span><text:span text:style-name="T210">society</text:span><text:span text:style-name="T211"> </text:span><text:span text:style-name="T212">at</text:span><text:span text:style-name="T213"> </text:span><text:span text:style-name="T214">present.</text:span><text:span text:style-name="T215"> </text:span><text:span text:style-name="T216">We</text:span><text:span text:style-name="T217"> </text:span><text:span text:style-name="T218">count</text:span><text:span text:style-name="T219"> </text:span><text:span text:style-name="T220">on</text:span><text:span text:style-name="T221"> </text:span><text:span text:style-name="T222">you</text:span><text:span text:style-name="T223"> </text:span><text:span text:style-name="T224">being</text:span><text:span text:style-name="T225"> </text:span><text:span text:style-name="T226">open</text:span><text:span text:style-name="T227"> </text:span><text:span text:style-name="T228">and</text:span><text:span text:style-name="T229"> </text:span><text:span text:style-name="T230">guarantee</text:span><text:span text:style-name="T231"> </text:span><text:span text:style-name="T232">that</text:span><text:span text:style-name="T233"> </text:span><text:span text:style-name="T234">the</text:span><text:span text:style-name="T235"> </text:span><text:span text:style-name="T236">data</text:span><text:span text:style-name="T237"> </text:span><text:span text:style-name="T238">are</text:span><text:span text:style-name="T239"> </text:span><text:span text:style-name="T240">anonymous.</text:span><text:span text:style-name="T241"> </text:span><text:span text:style-name="T242">Neither</text:span><text:span text:style-name="T243"> </text:span><text:span text:style-name="T244">your</text:span><text:span text:style-name="T245"> </text:span><text:span text:style-name="T246">name,</text:span><text:span text:style-name="T247"> </text:span><text:span text:style-name="T248">nor</text:span><text:span text:style-name="T249"> </text:span><text:span text:style-name="T250">your</text:span><text:span text:style-name="T251"> </text:span><text:span text:style-name="T252">address</text:span><text:span text:style-name="T253"> </text:span><text:span text:style-name="T254">will</text:span><text:span text:style-name="T255"> </text:span><text:span text:style-name="T256">never</text:span><text:span text:style-name="T257"> </text:span><text:span text:style-name="T258">and</text:span><text:span text:style-name="T259"> </text:span><text:span text:style-name="T260">nowhere</text:span><text:span text:style-name="T261"> </text:span><text:span text:style-name="T262">be</text:span><text:span text:style-name="T263"> </text:span><text:span text:style-name="T264">mentioned</text:span><text:span text:style-name="T265"> </text:span><text:span text:style-name="T266">in</text:span><text:span text:style-name="T267"> </text:span><text:span text:style-name="T268">relation</text:span><text:span text:style-name="T269"> </text:span><text:span text:style-name="T270">to</text:span><text:span text:style-name="T271"> </text:span><text:span text:style-name="T272">the</text:span><text:span text:style-name="T273"> </text:span><text:span text:style-name="T274">issue</text:span><text:span text:style-name="T275"> </text:span><text:span text:style-name="T276">of</text:span><text:span text:style-name="T277"> </text:span><text:span text:style-name="T278">well-being</text:span><text:span text:style-name="T279"> </text:span><text:span text:style-name="T280">or</text:span><text:span text:style-name="T281"> </text:span><text:span text:style-name="T282">income.</text:span><text:span text:style-name="T283"> </text:span><text:span text:style-name="T284">–</text:span><text:span text:style-name="T285"> </text:span><text:span text:style-name="T286">necessary?</text:span></text:p>
      <text:h text:style-name="Heading_20_3" text:outline-level="3">How important for your family are the following sources of income, means of subsistence? Use a five-point scale on which “one” means “not important” and “five” – “very important”.</text:h>
      <text:p text:style-name="First_20_paragraph">| Very important | Important | A little bit important | Not important | No such source | hard to say | | --- | --- | --- | --- | --- | --- | | 3 | 2 | 1 | 0 | 8 | 9 |</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p text:style-name="Text_20_body">46A. How is your work paid? Individual piece rate Collective piece rate Time wage Mixed form of payment Pay depends on sales or profits/commission</text:p>
      <text:p text:style-name="Text_20_body">46B. Do you get bonus? Yes No</text:p>
      <text:p text:style-name="Text_20_body">46C. On what does the bonus depend on? How well I personally work How well our work collective works The profitability of the enterprise Attitude of the management It is a fixed part of the payment</text:p>
      <text:list text:style-name="L45">
        <text:list-item>
          <text:p text:style-name="P57">What is your aggregate monthly income including income from all sources? Put it in rubles.</text:p>
        </text:list-item>
      </text:list>
      <text:p text:style-name="First_20_paragraph">rubles 48. What is your family’s aggregate monthly income from all sources? Put it in rubles.</text:p>
      <text:p text:style-name="Text_20_body">rubles</text:p>
      <text:list text:style-name="L46">
        <text:list-item>
          <text:p text:style-name="P58">What kind of state benefits or allowances do you get?</text:p>
        </text:list-item>
      </text:list>
      <text:p text:style-name="First_20_paragraph">Yes No</text:p>
      <text:p text:style-name="Text_20_body">1.Unemployment benefits 1 2<text:line-break/>2.Children support subsidy 1 2<text:line-break/>3.Communal payment rebate 1 2<text:line-break/>4.Allowance for the handicapped 1 2 5.Other 1 2</text:p>
      <text:p text:style-name="Text_20_body">50.Which of the following social benefits did you get at your workplace ten years ago?</text:p>
      <text:p text:style-name="Text_20_body">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47">
        <text:list-item>
          <text:p text:style-name="P59">Which of the following social benefits do you get at your workplace now?</text:p>
        </text:list-item>
      </text:list>
      <text:p text:style-name="First_20_paragraph">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48">
        <text:list-item>
          <text:p text:style-name="P60">I shall read the characteristics of several groups. Tell me to which of them you belong. We cannot make ends meet. There is not enough money even for food 1</text:p>
        </text:list-item>
      </text:list>
      <text:p text:style-name="First_20_paragraph">We have money only for food, the purchase of clothes is a problem 2</text:p>
      <text:p text:style-name="Text_20_body">We are able to buy food. We can also buy clothes, if we stick to cheap kind. However, we have a problem when there is a need to buy durables such as a TV set or a refrigerator 3</text:p>
      <text:p text:style-name="Text_20_body">We have enough money for food. We can also buy good expensive clothes. If we save money, we can buy durables, but things that are really expensive such as a summer cottage or a car are beyond our means 4</text:p>
      <text:p text:style-name="Text_20_body">We can buy durables without any problems. If we save, we can buy an Inexpensive car or a modest summer home. However we do not have a chance to go for really expensive things such as a n apartment or a modern house. 5</text:p>
      <text:p text:style-name="Text_20_body">We have no material problems, we can buy whatever we want including real estate, an expensive car or an expensive tourist trip 6</text:p>
      <text:list text:style-name="L49">
        <text:list-item>
          <text:p text:style-name="P61">How did you well-being change since the year 2010? It significantly improved, somewhat improved, did not change, somewhat worsened, significantly worsened? Significantly improved 5 Improved 4 Did not change 3 Worsened 2 Significantly worsened 1 Not applicable 8 Hard to say 9</text:p>
        </text:list-item>
        <text:list-item>
          <text:p text:style-name="P61">How did you family’s following expenses change in 2014? They increased, decreased, stayed without change?</text:p>
        </text:list-item>
      </text:list>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list text:style-name="L50">
        <text:list-item>
          <text:p text:style-name="P62">What are your expectations? How would your well-being change in 2017? It will significantly improve, somewhat improve, will not change, somewhat worsen, significantly worsen? Significantly improve 5 Somewhat improve 4 Will not change 3 Somewhat worsen 2 Significantly worsen 1 Hard to say 9</text:p>
        </text:list-item>
        <text:list-item>
          <text:p text:style-name="P62">What are home conditions at the place where you are living permanently? Choose one option of the listed below. One’s own house 1 A single room apartment 2 A two room apartment 3 A three room apartment 4 A four or more room big apartment 5 One or two rooms in a communal apartment 6 A room in a dormitory 7 One or several rooms in a barrack 8 Rent an apartment 9 Other 10</text:p>
        </text:list-item>
      </text:list>
      <text:h text:style-name="Heading_20_1" text:outline-level="1">G. information and media –Pietiläisen hoidossa</text:h>
      <text:list text:style-name="L51">
        <text:list-item>
          <text:p text:style-name="P63">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63">Was there such time when you regularly red daily newspapers? 1.Yes, there was 1 GO TO QUESTION 73 2.No, there weren’t 2 GO TO QUESTION 74</text:p>
        </text:list-item>
        <text:list-item>
          <text:p text:style-name="P63">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63">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63">Which TV channels do you watch no less than three times a week? __________________________________________________________________________________________________________________________________________</text:p>
        </text:list-item>
        <text:list-item>
          <text:p text:style-name="P63">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text:p>
      <text:p text:style-name="Text_20_body">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52">
        <text:list-item>
          <text:p text:style-name="P64">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53">
        <text:list-item>
          <text:p text:style-name="P65">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54">
        <text:list-item>
          <text:p text:style-name="P66">What is the name of that party or a social movement? _____________________________________________________________________</text:p>
        </text:list-item>
        <text:list-item>
          <text:p text:style-name="P66">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55">
        <text:list-item>
          <text:p text:style-name="P67">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56">
        <text:list-item>
          <text:p text:style-name="P68">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text:p>
      <text:p text:style-name="Text_20_body">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text:p>
      <text:p text:style-name="Text_20_body">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69">Yes <text:s text:c="3"/>1 <text:s text:c="3"/>[Go to question 91]</text:p>
      <text:p text:style-name="P70">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57">
        <text:list-item>
          <text:p text:style-name="P71">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58">
        <text:list-item>
          <text:p text:style-name="P72">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59">
        <text:list-item>
          <text:p text:style-name="P73">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73">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60">
        <text:list-item>
          <text:p text:style-name="P74">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text:p>
      <text:list text:style-name="L61">
        <text:list-item>
          <text:p text:style-name="P75">Respondent’s sex Male 1 Female 2</text:p>
        </text:list-item>
        <text:list-item>
          <text:p text:style-name="P75">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